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808080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top="0cm" fo:margin-bottom="0.499cm" style:contextual-spacing="false" style:line-height-at-least="0.503cm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left="0cm" fo:margin-right="0cm" fo:margin-top="0cm" fo:margin-bottom="0.499cm" style:contextual-spacing="false" style:line-height-at-least="0.503cm" fo:text-indent="0cm" style:auto-text-indent="false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808080" loext:opacity="100%"/>
    </style:style>
    <style:style style:name="T8" style:family="text">
      <style:text-properties fo:color="#4ec9b0" loext:opacity="100%"/>
    </style:style>
    <style:style style:name="T9" style:family="text">
      <style:text-properties fo:color="#4fc1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Header</text:span> <text:span text:style-name="T1">from</text:span> <text:span text:style-name="T3">"../../components/Header"</text:span>;</text:p>
      <text:p text:style-name="P1"><text:span text:style-name="T1">import</text:span> { <text:span text:style-name="T2">ImSearch</text:span> } <text:span text:style-name="T1">from</text:span> <text:span text:style-name="T3">"react-icons/im"</text:span>;</text:p>
      <text:p text:style-name="P1"><text:span text:style-name="T1">import</text:span> <text:span text:style-name="T2">IMG</text:span> <text:span text:style-name="T1">from</text:span> <text:span text:style-name="T3">'../../assets/imgs/wesley.jpeg'</text:span></text:p>
      <text:p text:style-name="P3"/>
      <text:p text:style-name="P1"><text:span text:style-name="T4">const</text:span> <text:span text:style-name="T5">MeusTalentos</text:span> <text:span text:style-name="T6">=</text:span> () <text:span text:style-name="T4">=&gt;</text:span> {</text:p>
      <text:p text:style-name="P1"><text:span text:style-name="T1">return</text:span> (</text:p>
      <text:p text:style-name="P1"><text:span text:style-name="T7">&lt;</text:span><text:span text:style-name="T4">div</text:span> <text:span text:style-name="T2">className</text:span><text:span text:style-name="T6">=</text:span><text:span text:style-name="T3">"bg-[#2C2C2C] min-h-screen"</text:span><text:span text:style-name="T7">&gt;</text:span></text:p>
      <text:p text:style-name="P1"><text:span text:style-name="T7">&lt;</text:span><text:span text:style-name="T8">Header</text:span> <text:span text:style-name="T7">/&gt;</text:span></text:p>
      <text:p text:style-name="P1"><text:span text:style-name="T7">&lt;</text:span><text:span text:style-name="T4">h1</text:span> <text:span text:style-name="T2">className</text:span><text:span text:style-name="T6">=</text:span><text:span text:style-name="T3">"text-3xl font-inter text-white text-center mx-auto"</text:span><text:span text:style-name="T7">&gt;</text:span>Meus Talentos<text:span text:style-name="T7">&lt;/</text:span><text:span text:style-name="T4">h1</text:span><text:span text:style-name="T7">&gt;</text:span></text:p>
      <text:p text:style-name="P4"/>
      <text:p text:style-name="P1"><text:span text:style-name="T7">&lt;</text:span><text:span text:style-name="T4">div</text:span> <text:span text:style-name="T2">className</text:span><text:span text:style-name="T6">=</text:span><text:span text:style-name="T3">"flex justify-center mt-8 gap-3 m-5 "</text:span><text:span text:style-name="T7">&gt;</text:span></text:p>
      <text:p text:style-name="P1"><text:span text:style-name="T7">&lt;</text:span><text:span text:style-name="T4">input</text:span></text:p>
      <text:p text:style-name="P1"><text:span text:style-name="T2">type</text:span><text:span text:style-name="T6">=</text:span><text:span text:style-name="T3">"text"</text:span></text:p>
      <text:p text:style-name="P1"><text:span text:style-name="T2">placeholder</text:span><text:span text:style-name="T6">=</text:span><text:span text:style-name="T3">"Buscar seus talentos"</text:span></text:p>
      <text:p text:style-name="P1"><text:span text:style-name="T2">className</text:span><text:span text:style-name="T6">=</text:span><text:span text:style-name="T3">"border p-6 py-2 rounded-lg focus:outline-none"</text:span></text:p>
      <text:p text:style-name="P2">/&gt;</text:p>
      <text:p text:style-name="P1"><text:span text:style-name="T7">&lt;</text:span><text:span text:style-name="T4">button</text:span> <text:span text:style-name="T2">className</text:span><text:span text:style-name="T6">=</text:span><text:span text:style-name="T3">"bg-[#173BF4] rounded-lg text-[#EDEDED] px-8 py-4"</text:span><text:span text:style-name="T7">&gt;</text:span></text:p>
      <text:p text:style-name="P1"><text:span text:style-name="T7">&lt;</text:span><text:span text:style-name="T8">ImSearch</text:span> <text:span text:style-name="T7">/&gt;</text:span></text:p>
      <text:p text:style-name="P1"><text:span text:style-name="T7">&lt;/</text:span><text:span text:style-name="T4">button</text:span><text:span text:style-name="T7">&gt;</text:span></text:p>
      <text:p text:style-name="P1"><text:span text:style-name="T7">&lt;/</text:span><text:span text:style-name="T4">div</text:span><text:span text:style-name="T7">&gt;</text:span></text:p>
      <text:p text:style-name="P3"/>
      <text:p text:style-name="P1"><text:span text:style-name="T7">&lt;</text:span><text:span text:style-name="T4">div</text:span> <text:span text:style-name="T2">className</text:span><text:span text:style-name="T6">=</text:span><text:span text:style-name="T3">"flex flex-col gap-6 mt-14"</text:span><text:span text:style-name="T7">&gt;</text:span> </text:p>
      <text:p text:style-name="P3"/>
      <text:p text:style-name="P1"><text:span text:style-name="T7">&lt;</text:span><text:span text:style-name="T4">div</text:span> <text:span text:style-name="T2">className</text:span><text:span text:style-name="T6">=</text:span><text:span text:style-name="T3">"bg-white p-3 rounded-xl mx-5 flex items-center"</text:span><text:span text:style-name="T7">&gt;</text:span></text:p>
      <text:p text:style-name="P1"><text:span text:style-name="T7">&lt;</text:span><text:span text:style-name="T4">img</text:span> <text:span text:style-name="T2">src</text:span><text:span text:style-name="T6">=</text:span><text:span text:style-name="T4">{</text:span><text:span text:style-name="T9">IMG</text:span><text:span text:style-name="T4">}</text:span> <text:span text:style-name="T2">alt</text:span><text:span text:style-name="T6">=</text:span><text:span text:style-name="T3">""</text:span> <text:span text:style-name="T2">className</text:span><text:span text:style-name="T6">=</text:span><text:span text:style-name="T3">"w-14 h-14 rounded-full mr-4"</text:span> <text:span text:style-name="T7">/&gt;</text:span></text:p>
      <text:p text:style-name="P1"><text:span text:style-name="T7">&lt;</text:span><text:span text:style-name="T4">div</text:span><text:span text:style-name="T7">&gt;</text:span></text:p>
      <text:p text:style-name="P1">Wesley S.</text:p>
      <text:p text:style-name="P1"><text:span text:style-name="T7">&lt;</text:span><text:span text:style-name="T4">p</text:span><text:span text:style-name="T7">&gt;</text:span>Desenvolvedor Front-end<text:span text:style-name="T7">&lt;/</text:span><text:span text:style-name="T4">p</text:span><text:span text:style-name="T7">&gt;</text:span></text:p>
      <text:p text:style-name="P1"><text:span text:style-name="T7">&lt;/</text:span><text:span text:style-name="T4">div</text:span><text:span text:style-name="T7">&gt;</text:span></text:p>
      <text:p text:style-name="P1"><text:span text:style-name="T7">&lt;/</text:span><text:span text:style-name="T4">div</text:span><text:span text:style-name="T7">&gt;</text:span> </text:p>
      <text:p text:style-name="P4"/>
      <text:p text:style-name="P1"><text:span text:style-name="T7">&lt;</text:span><text:span text:style-name="T4">div</text:span> <text:span text:style-name="T2">className</text:span><text:span text:style-name="T6">=</text:span><text:span text:style-name="T3">"bg-white p-3 rounded-xl mx-5 flex items-center"</text:span><text:span text:style-name="T7">&gt;</text:span></text:p>
      <text:p text:style-name="P1"><text:span text:style-name="T7">&lt;</text:span><text:span text:style-name="T4">img</text:span> <text:span text:style-name="T2">src</text:span><text:span text:style-name="T6">=</text:span><text:span text:style-name="T4">{</text:span><text:span text:style-name="T9">IMG</text:span><text:span text:style-name="T4">}</text:span> <text:span text:style-name="T2">alt</text:span><text:span text:style-name="T6">=</text:span><text:span text:style-name="T3">"wes"</text:span> <text:span text:style-name="T2">className</text:span><text:span text:style-name="T6">=</text:span><text:span text:style-name="T3">"w-14 h-14 rounded-full mr-4"</text:span> <text:span text:style-name="T7">/&gt;</text:span></text:p>
      <text:p text:style-name="P1"><text:span text:style-name="T7">&lt;</text:span><text:span text:style-name="T4">div</text:span><text:span text:style-name="T7">&gt;</text:span></text:p>
      <text:p text:style-name="P1">Wesley S.</text:p>
      <text:p text:style-name="P1"><text:span text:style-name="T7">&lt;</text:span><text:span text:style-name="T4">p</text:span> <text:span text:style-name="T2">className</text:span><text:span text:style-name="T6">=</text:span><text:span text:style-name="T3">"nunito-font"</text:span><text:span text:style-name="T7">&gt;</text:span>Desenvolvedor Front-end<text:span text:style-name="T7">&lt;/</text:span><text:span text:style-name="T4">p</text:span><text:span text:style-name="T7">&gt;</text:span></text:p>
      <text:p text:style-name="P1"><text:span text:style-name="T7">&lt;/</text:span><text:span text:style-name="T4">div</text:span><text:span text:style-name="T7">&gt;</text:span></text:p>
      <text:p text:style-name="P1"><text:span text:style-name="T7">&lt;/</text:span><text:span text:style-name="T4">div</text:span><text:span text:style-name="T7">&gt;</text:span></text:p>
      <text:p text:style-name="P4"/>
      <text:p text:style-name="P1"><text:span text:style-name="T7">&lt;</text:span><text:span text:style-name="T4">div</text:span> <text:span text:style-name="T2">className</text:span><text:span text:style-name="T6">=</text:span><text:span text:style-name="T3">"bg-white p-3 rounded-xl mx-5 flex items-center"</text:span><text:span text:style-name="T7">&gt;</text:span></text:p>
      <text:p text:style-name="P1"><text:span text:style-name="T7">&lt;</text:span><text:span text:style-name="T4">img</text:span> <text:span text:style-name="T2">src</text:span><text:span text:style-name="T6">=</text:span><text:span text:style-name="T4">{</text:span><text:span text:style-name="T9">IMG</text:span><text:span text:style-name="T4">}</text:span> <text:span text:style-name="T2">alt</text:span><text:span text:style-name="T6">=</text:span><text:span text:style-name="T3">""</text:span> <text:span text:style-name="T2">className</text:span><text:span text:style-name="T6">=</text:span><text:span text:style-name="T3">"w-14 h-14 rounded-full mr-4"</text:span> <text:span text:style-name="T7">/&gt;</text:span></text:p>
      <text:p text:style-name="P1"><text:span text:style-name="T7">&lt;</text:span><text:span text:style-name="T4">div</text:span><text:span text:style-name="T7">&gt;</text:span></text:p>
      <text:p text:style-name="P1">Wesley S.</text:p>
      <text:p text:style-name="P1"><text:span text:style-name="T7">&lt;</text:span><text:span text:style-name="T4">p</text:span><text:span text:style-name="T7">&gt;</text:span>Desenvolvedor Front-end<text:span text:style-name="T7">&lt;/</text:span><text:span text:style-name="T4">p</text:span><text:span text:style-name="T7">&gt;</text:span></text:p>
      <text:p text:style-name="P1"><text:span text:style-name="T7">&lt;/</text:span><text:span text:style-name="T4">div</text:span><text:span text:style-name="T7">&gt;</text:span></text:p>
      <text:p text:style-name="P1"><text:span text:style-name="T7">&lt;/</text:span><text:span text:style-name="T4">div</text:span><text:span text:style-name="T7">&gt;</text:span></text:p>
      <text:p text:style-name="P3"/>
      <text:p text:style-name="P1"><text:soft-page-break/><text:span text:style-name="T7">&lt;</text:span><text:span text:style-name="T4">div</text:span> <text:span text:style-name="T2">className</text:span><text:span text:style-name="T6">=</text:span><text:span text:style-name="T3">"bg-white p-3 rounded-xl mx-5 flex items-center"</text:span><text:span text:style-name="T7">&gt;</text:span></text:p>
      <text:p text:style-name="P1"><text:span text:style-name="T7">&lt;</text:span><text:span text:style-name="T4">img</text:span> <text:span text:style-name="T2">src</text:span><text:span text:style-name="T6">=</text:span><text:span text:style-name="T4">{</text:span><text:span text:style-name="T9">IMG</text:span><text:span text:style-name="T4">}</text:span> <text:span text:style-name="T2">alt</text:span><text:span text:style-name="T6">=</text:span><text:span text:style-name="T3">""</text:span> <text:span text:style-name="T2">className</text:span><text:span text:style-name="T6">=</text:span><text:span text:style-name="T3">"w-14 h-14 rounded-full mr-4"</text:span> <text:span text:style-name="T7">/&gt;</text:span></text:p>
      <text:p text:style-name="P1"><text:span text:style-name="T7">&lt;</text:span><text:span text:style-name="T4">div</text:span><text:span text:style-name="T7">&gt;</text:span></text:p>
      <text:p text:style-name="P1">Wesley S.</text:p>
      <text:p text:style-name="P1"><text:span text:style-name="T7">&lt;</text:span><text:span text:style-name="T4">p</text:span><text:span text:style-name="T7">&gt;</text:span>Desenvolvedor Front-end<text:span text:style-name="T7">&lt;/</text:span><text:span text:style-name="T4">p</text:span><text:span text:style-name="T7">&gt;</text:span></text:p>
      <text:p text:style-name="P1"><text:span text:style-name="T7">&lt;/</text:span><text:span text:style-name="T4">div</text:span><text:span text:style-name="T7">&gt;</text:span></text:p>
      <text:p text:style-name="P1"><text:span text:style-name="T7">&lt;/</text:span><text:span text:style-name="T4">div</text:span><text:span text:style-name="T7">&gt;</text:span></text:p>
      <text:p text:style-name="P4"/>
      <text:p text:style-name="P1"><text:span text:style-name="T7">&lt;</text:span><text:span text:style-name="T4">div</text:span> <text:span text:style-name="T2">className</text:span><text:span text:style-name="T6">=</text:span><text:span text:style-name="T3">"bg-white p-3 rounded-xl mx-5 flex items-center"</text:span><text:span text:style-name="T7">&gt;</text:span></text:p>
      <text:p text:style-name="P1"><text:span text:style-name="T7">&lt;</text:span><text:span text:style-name="T4">img</text:span> <text:span text:style-name="T2">src</text:span><text:span text:style-name="T6">=</text:span><text:span text:style-name="T4">{</text:span><text:span text:style-name="T9">IMG</text:span><text:span text:style-name="T4">}</text:span> <text:span text:style-name="T2">alt</text:span><text:span text:style-name="T6">=</text:span><text:span text:style-name="T3">""</text:span> <text:span text:style-name="T2">className</text:span><text:span text:style-name="T6">=</text:span><text:span text:style-name="T3">"w-14 h-14 rounded-full mr-4"</text:span> <text:span text:style-name="T7">/&gt;</text:span></text:p>
      <text:p text:style-name="P1"><text:span text:style-name="T7">&lt;</text:span><text:span text:style-name="T4">div</text:span><text:span text:style-name="T7">&gt;</text:span></text:p>
      <text:p text:style-name="P1">Wesley R.</text:p>
      <text:p text:style-name="P1"><text:span text:style-name="T7">&lt;</text:span><text:span text:style-name="T4">p</text:span><text:span text:style-name="T7">&gt;</text:span>Desenvolvedor Front-end<text:span text:style-name="T7">&lt;/</text:span><text:span text:style-name="T4">p</text:span><text:span text:style-name="T7">&gt;</text:span></text:p>
      <text:p text:style-name="P1"><text:span text:style-name="T7">&lt;/</text:span><text:span text:style-name="T4">div</text:span><text:span text:style-name="T7">&gt;</text:span></text:p>
      <text:p text:style-name="P1"><text:span text:style-name="T7">&lt;/</text:span><text:span text:style-name="T4">div</text:span><text:span text:style-name="T7">&gt;</text:span></text:p>
      <text:p text:style-name="P4"/>
      <text:p text:style-name="P1"><text:span text:style-name="T7">&lt;/</text:span><text:span text:style-name="T4">div</text:span><text:span text:style-name="T7">&gt;</text:span></text:p>
      <text:p text:style-name="P4"/>
      <text:p text:style-name="P5"/>
      <text:p text:style-name="P1"><text:span text:style-name="T7">&lt;/</text:span><text:span text:style-name="T4">div</text:span><text:span text:style-name="T7">&gt;</text:span></text:p>
      <text:p text:style-name="P1">);</text:p>
      <text:p text:style-name="P1">}</text:p>
      <text:p text:style-name="P4"/>
      <text:p text:style-name="P1"><text:span text:style-name="T1">export</text:span> <text:span text:style-name="T1">default</text:span> <text:span text:style-name="T5">MeusTalentos</text:span>;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1:05:25.607884957</meta:creation-date>
    <dc:date>2024-09-27T11:05:46.588725416</dc:date>
    <meta:editing-duration>PT21S</meta:editing-duration>
    <meta:editing-cycles>1</meta:editing-cycles>
    <meta:document-statistic meta:table-count="0" meta:image-count="0" meta:object-count="0" meta:page-count="2" meta:paragraph-count="59" meta:word-count="185" meta:character-count="1602" meta:non-whitespace-character-count="1474"/>
    <meta:generator>LibreOffice/24.2.5.2$Linux_X86_64 LibreOffice_project/420$Build-2</meta:generator>
  </office:meta>
</office:document-meta>
</file>